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3.35cm" fo:min-width="3.1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="Arrow_20_concave" draw:marker-start-width="0.379cm" draw:marker-end="Arrow_20_concave" draw:marker-end-width="0.379cm" draw:textarea-vertical-align="middle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6cm" svg:height="3.6cm" svg:x="0.7cm" svg:y="0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cm" svg:height="1.195cm" svg:x="1.9cm" svg:y="1.201cm">
          <draw:text-box>
            <text:p><text:span text:style-name="T1">d</text:span></text:p>
          </draw:text-box>
        </draw:frame>
        <draw:line draw:style-name="gr3" draw:text-style-name="P3" draw:layer="layout" svg:x1="0.7cm" svg:y1="4.3cm" svg:x2="4.3cm" svg:y2="0.7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1999998092651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6cm" fo:margin-bottom="0cm" fo:text-indent="0cm"/>
      <style:text-properties fo:font-size="8.8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95cm" fo:margin-bottom="0cm" fo:text-indent="0cm"/>
      <style:text-properties fo:font-size="7.5999999046325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63cm" fo:margin-bottom="0cm" fo:text-indent="0cm"/>
      <style:text-properties fo:font-size="6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4.5cm" svg:height="0.835cm" svg:x="0.25cm" svg:y="0.199cm" presentation:class="title" presentation:placeholder="true">
        <draw:text-box/>
      </draw:frame>
      <draw:frame presentation:style-name="Default-outline1" draw:layer="backgroundobjects" svg:width="4.5cm" svg:height="2.9cm" svg:x="0.25cm" svg:y="1.169cm" presentation:class="outline" presentation:placeholder="true">
        <draw:text-box/>
      </draw:frame>
      <draw:frame presentation:style-name="Mpr1" draw:text-style-name="MP2" draw:layer="backgroundobjects" svg:width="1.165cm" svg:height="0.344cm" svg:x="0.25cm" svg:y="4.5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.585cm" svg:height="0.344cm" svg:x="1.71cm" svg:y="4.5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165cm" svg:height="0.344cm" svg:x="3.585cm" svg:y="4.5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9T21:19:15.069841132</meta:creation-date>
    <dc:date>2020-04-19T22:03:52.841325470</dc:date>
    <meta:editing-duration>PT7M55S</meta:editing-duration>
    <meta:editing-cycles>3</meta:editing-cycles>
    <meta:generator>LibreOffice/6.4.3.2$Linux_X86_64 LibreOffice_project/40$Build-2</meta:generator>
    <meta:document-statistic meta:object-count="26"/>
  </office:meta>
</office:document-meta>
</file>